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2">
      <style:paragraph-properties fo:break-before="page"/>
      <style:text-properties officeooo:rsid="001aa3c1" officeooo:paragraph-rsid="001aa3c1"/>
    </style:style>
    <style:style style:name="P5" style:family="paragraph" style:parent-style-name="Heading_20_2" style:list-style-name="">
      <style:paragraph-properties fo:break-before="page"/>
      <style:text-properties officeooo:rsid="001aa3c1" officeooo:paragraph-rsid="001aa3c1"/>
    </style:style>
    <style:style style:name="P6" style:family="paragraph" style:parent-style-name="Heading_20_2">
      <style:paragraph-properties fo:break-before="page"/>
      <style:text-properties officeooo:rsid="001c48ea" officeooo:paragraph-rsid="001c48ea"/>
    </style:style>
    <style:style style:name="P7" style:family="paragraph" style:parent-style-name="Heading_20_2" style:list-style-name="">
      <style:text-properties officeooo:rsid="001aa3c1" officeooo:paragraph-rsid="001aa3c1"/>
    </style:style>
    <style:style style:name="P8" style:family="paragraph" style:parent-style-name="Heading_20_2">
      <style:text-properties officeooo:rsid="001ddea7" officeooo:paragraph-rsid="001ddea7"/>
    </style:style>
    <style:style style:name="P9" style:family="paragraph" style:parent-style-name="Heading_20_3">
      <style:text-properties officeooo:rsid="001f6a22" officeooo:paragraph-rsid="001f6a22"/>
    </style:style>
    <style:style style:name="P10" style:family="paragraph" style:parent-style-name="Heading_20_3">
      <style:text-properties officeooo:rsid="00224ec6" officeooo:paragraph-rsid="00224ec6"/>
    </style:style>
    <style:style style:name="P11" style:family="paragraph" style:parent-style-name="Heading_20_3">
      <style:text-properties officeooo:rsid="0025a84d" officeooo:paragraph-rsid="0025a84d"/>
    </style:style>
    <style:style style:name="P12" style:family="paragraph" style:parent-style-name="Subtitle">
      <style:text-properties officeooo:rsid="001aa3c1" officeooo:paragraph-rsid="001aa3c1"/>
    </style:style>
    <style:style style:name="P13" style:family="paragraph" style:parent-style-name="Text_20_body">
      <style:text-properties officeooo:rsid="001aa3c1" officeooo:paragraph-rsid="001aa3c1"/>
    </style:style>
    <style:style style:name="P14" style:family="paragraph" style:parent-style-name="Text_20_body">
      <style:paragraph-properties fo:text-align="justify" style:justify-single-word="false"/>
      <style:text-properties officeooo:rsid="001aa3c1" officeooo:paragraph-rsid="001aa3c1"/>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aa3c1"/>
    </style:style>
    <style:style style:name="P17" style:family="paragraph" style:parent-style-name="Text_20_body">
      <style:paragraph-properties fo:text-align="justify" style:justify-single-word="false"/>
      <style:text-properties officeooo:paragraph-rsid="001c48ea"/>
    </style:style>
    <style:style style:name="P18" style:family="paragraph" style:parent-style-name="Text_20_body" style:list-style-name="L1">
      <style:paragraph-properties fo:text-align="justify" style:justify-single-word="false"/>
      <style:text-properties officeooo:paragraph-rsid="001c802a"/>
    </style:style>
    <style:style style:name="P19" style:family="paragraph" style:parent-style-name="Text_20_body">
      <style:paragraph-properties fo:text-align="justify" style:justify-single-word="false"/>
      <style:text-properties officeooo:paragraph-rsid="001f6a22"/>
    </style:style>
    <style:style style:name="P20" style:family="paragraph" style:parent-style-name="Text_20_body">
      <style:paragraph-properties fo:text-align="justify" style:justify-single-word="false"/>
      <style:text-properties officeooo:paragraph-rsid="002059ae"/>
    </style:style>
    <style:style style:name="P21" style:family="paragraph" style:parent-style-name="Text_20_body">
      <style:paragraph-properties fo:text-align="justify" style:justify-single-word="false"/>
      <style:text-properties officeooo:paragraph-rsid="002315a8"/>
    </style:style>
    <style:style style:name="P22" style:family="paragraph" style:parent-style-name="Text_20_body">
      <style:paragraph-properties fo:text-align="justify" style:justify-single-word="false"/>
      <style:text-properties officeooo:paragraph-rsid="0024fb2a"/>
    </style:style>
    <style:style style:name="P23" style:family="paragraph" style:parent-style-name="Text_20_body">
      <style:paragraph-properties fo:text-align="justify" style:justify-single-word="false"/>
      <style:text-properties officeooo:paragraph-rsid="0025a84d"/>
    </style:style>
    <style:style style:name="P24" style:family="paragraph" style:parent-style-name="Text_20_body">
      <style:paragraph-properties fo:text-align="justify" style:justify-single-word="false"/>
      <style:text-properties officeooo:paragraph-rsid="001ddea7"/>
    </style:style>
    <style:style style:name="P25" style:family="paragraph" style:parent-style-name="Text_20_body">
      <style:paragraph-properties fo:text-align="justify" style:justify-single-word="false"/>
      <style:text-properties officeooo:rsid="001c48ea" officeooo:paragraph-rsid="001c48ea"/>
    </style:style>
    <style:style style:name="P26" style:family="paragraph" style:parent-style-name="Text_20_body" style:list-style-name="L1">
      <style:paragraph-properties fo:text-align="justify" style:justify-single-word="false"/>
      <style:text-properties fo:font-style="italic" officeooo:rsid="001c48ea" officeooo:paragraph-rsid="001c48ea" style:font-style-asian="italic" style:font-style-complex="italic"/>
    </style:style>
    <style:style style:name="P27" style:family="paragraph" style:parent-style-name="Text_20_body" style:list-style-name="L2">
      <style:paragraph-properties fo:text-align="justify" style:justify-single-word="false"/>
      <style:text-properties fo:font-style="italic" officeooo:rsid="001c802a" officeooo:paragraph-rsid="001c802a" style:font-style-asian="italic" style:font-style-complex="italic"/>
    </style:style>
    <style:style style:name="P28" style:family="paragraph" style:parent-style-name="Text_20_body" style:list-style-name="L2">
      <style:paragraph-properties fo:text-align="justify" style:justify-single-word="false"/>
      <style:text-properties fo:font-style="italic" officeooo:rsid="001ddea7" officeooo:paragraph-rsid="001ddea7" style:font-style-asian="italic" style:font-style-complex="italic"/>
    </style:style>
    <style:style style:name="P29" style:family="paragraph" style:parent-style-name="Text_20_body">
      <style:paragraph-properties fo:text-align="justify" style:justify-single-word="false"/>
      <style:text-properties officeooo:rsid="001c802a" officeooo:paragraph-rsid="001c802a"/>
    </style:style>
    <style:style style:name="P30" style:family="paragraph" style:parent-style-name="Text_20_body">
      <style:paragraph-properties fo:text-align="justify" style:justify-single-word="false"/>
      <style:text-properties officeooo:rsid="001ddea7" officeooo:paragraph-rsid="001ddea7"/>
    </style:style>
    <style:style style:name="P31" style:family="paragraph" style:parent-style-name="Text_20_body">
      <style:paragraph-properties fo:text-align="justify" style:justify-single-word="false"/>
      <style:text-properties officeooo:rsid="002059ae" officeooo:paragraph-rsid="002059ae"/>
    </style:style>
    <style:style style:name="P32" style:family="paragraph" style:parent-style-name="Text_20_body">
      <style:paragraph-properties fo:text-align="justify" style:justify-single-word="false"/>
      <style:text-properties officeooo:rsid="00224ec6" officeooo:paragraph-rsid="00224ec6"/>
    </style:style>
    <style:style style:name="P33" style:family="paragraph" style:parent-style-name="Text_20_body">
      <style:paragraph-properties fo:text-align="justify" style:justify-single-word="false"/>
      <style:text-properties officeooo:rsid="00230943" officeooo:paragraph-rsid="00230943"/>
    </style:style>
    <style:style style:name="P34" style:family="paragraph" style:parent-style-name="Text_20_body">
      <style:paragraph-properties fo:text-align="justify" style:justify-single-word="false"/>
      <style:text-properties officeooo:rsid="0024fb2a" officeooo:paragraph-rsid="0024fb2a"/>
    </style:style>
    <style:style style:name="P35" style:family="paragraph" style:parent-style-name="Text_20_body">
      <style:paragraph-properties fo:text-align="justify" style:justify-single-word="false"/>
      <style:text-properties officeooo:rsid="0025a84d" officeooo:paragraph-rsid="0025a84d"/>
    </style:style>
    <style:style style:name="P36" style:family="paragraph" style:parent-style-name="Text_20_body">
      <style:paragraph-properties fo:text-align="justify" style:justify-single-word="false"/>
      <style:text-properties officeooo:rsid="00276c97" officeooo:paragraph-rsid="00276c97"/>
    </style:style>
    <style:style style:name="P37" style:family="paragraph" style:parent-style-name="Text_20_body">
      <style:paragraph-properties fo:text-align="end" style:justify-single-word="false"/>
      <style:text-properties officeooo:rsid="0027af53" officeooo:paragraph-rsid="0027af53"/>
    </style:style>
    <style:style style:name="P38" style:family="paragraph" style:parent-style-name="Title">
      <style:text-properties officeooo:rsid="001aa3c1" officeooo:paragraph-rsid="001aa3c1"/>
    </style:style>
    <style:style style:name="T1" style:family="text">
      <style:text-properties officeooo:rsid="001aa3c1"/>
    </style:style>
    <style:style style:name="T2" style:family="text">
      <style:text-properties fo:font-style="normal" style:font-style-asian="normal" style:font-style-complex="normal"/>
    </style:style>
    <style:style style:name="T3" style:family="text">
      <style:text-properties fo:font-style="normal" officeooo:rsid="001c48ea" style:font-style-asian="normal" style:font-style-complex="normal"/>
    </style:style>
    <style:style style:name="T4" style:family="text">
      <style:text-properties fo:font-style="normal" officeooo:rsid="001c802a" style:font-style-asian="normal" style:font-style-complex="normal"/>
    </style:style>
    <style:style style:name="T5" style:family="text">
      <style:text-properties fo:font-style="normal" officeooo:rsid="001f6a22" style:font-style-asian="normal" style:font-style-complex="normal"/>
    </style:style>
    <style:style style:name="T6" style:family="text">
      <style:text-properties fo:font-style="normal" officeooo:rsid="002059ae" style:font-style-asian="normal" style:font-style-complex="normal"/>
    </style:style>
    <style:style style:name="T7" style:family="text">
      <style:text-properties fo:font-style="normal" officeooo:rsid="00224ec6" style:font-style-asian="normal" style:font-style-complex="normal"/>
    </style:style>
    <style:style style:name="T8" style:family="text">
      <style:text-properties fo:font-style="normal" officeooo:rsid="002315a8" style:font-style-asian="normal" style:font-style-complex="normal"/>
    </style:style>
    <style:style style:name="T9" style:family="text">
      <style:text-properties fo:font-style="normal" officeooo:rsid="0024fb2a" style:font-style-asian="normal" style:font-style-complex="normal"/>
    </style:style>
    <style:style style:name="T10" style:family="text">
      <style:text-properties fo:font-style="normal" officeooo:rsid="0025a84d" style:font-style-asian="normal" style:font-style-complex="normal"/>
    </style:style>
    <style:style style:name="T11" style:family="text">
      <style:text-properties fo:font-style="normal" officeooo:rsid="00230943" style:font-style-asian="normal" style:font-style-complex="normal"/>
    </style:style>
    <style:style style:name="T12" style:family="text">
      <style:text-properties fo:font-style="normal" officeooo:rsid="00276c97" style:font-style-asian="normal" style:font-style-complex="normal"/>
    </style:style>
    <style:style style:name="T13" style:family="text">
      <style:text-properties fo:font-style="normal" officeooo:rsid="0027af53" style:font-style-asian="normal" style:font-style-complex="normal"/>
    </style:style>
    <style:style style:name="T14" style:family="text">
      <style:text-properties fo:font-style="normal" officeooo:rsid="00293bd7"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ddea7" style:font-style-asian="normal" style:font-style-complex="normal"/>
    </style:style>
    <style:style style:name="T17" style:family="text">
      <style:text-properties fo:font-style="normal" style:text-underline-style="none" officeooo:rsid="00276c97" style:font-style-asian="normal" style:font-style-complex="normal"/>
    </style:style>
    <style:style style:name="T18" style:family="text">
      <style:text-properties fo:font-style="normal" style:text-underline-style="none" officeooo:rsid="00293bd7" style:font-style-asian="normal" style:font-style-complex="normal"/>
    </style:style>
    <style:style style:name="T19" style:family="text">
      <style:text-properties style:text-underline-style="none"/>
    </style:style>
    <style:style style:name="T20" style:family="text">
      <style:text-properties style:text-underline-style="none" officeooo:rsid="001ddea7"/>
    </style:style>
    <style:style style:name="T21" style:family="text">
      <style:text-properties fo:font-style="italic" style:font-style-asian="italic" style:font-style-complex="italic"/>
    </style:style>
    <style:style style:name="T22" style:family="text">
      <style:text-properties fo:font-style="italic" officeooo:rsid="001c48ea" style:font-style-asian="italic" style:font-style-complex="italic"/>
    </style:style>
    <style:style style:name="T23" style:family="text">
      <style:text-properties fo:font-style="italic" officeooo:rsid="001c802a" style:font-style-asian="italic" style:font-style-complex="italic"/>
    </style:style>
    <style:style style:name="T24" style:family="text">
      <style:text-properties fo:font-style="italic" officeooo:rsid="001f6a22" style:font-style-asian="italic" style:font-style-complex="italic"/>
    </style:style>
    <style:style style:name="T25" style:family="text">
      <style:text-properties fo:font-style="italic" officeooo:rsid="002059ae" style:font-style-asian="italic" style:font-style-complex="italic"/>
    </style:style>
    <style:style style:name="T26" style:family="text">
      <style:text-properties fo:font-style="italic" officeooo:rsid="00224ec6" style:font-style-asian="italic" style:font-style-complex="italic"/>
    </style:style>
    <style:style style:name="T27" style:family="text">
      <style:text-properties fo:font-style="italic" officeooo:rsid="002315a8" style:font-style-asian="italic" style:font-style-complex="italic"/>
    </style:style>
    <style:style style:name="T28" style:family="text">
      <style:text-properties fo:font-style="italic" officeooo:rsid="0024fb2a" style:font-style-asian="italic" style:font-style-complex="italic"/>
    </style:style>
    <style:style style:name="T29" style:family="text">
      <style:text-properties fo:font-style="italic" officeooo:rsid="0025a84d" style:font-style-asian="italic" style:font-style-complex="italic"/>
    </style:style>
    <style:style style:name="T30" style:family="text">
      <style:text-properties fo:font-style="italic" officeooo:rsid="00230943" style:font-style-asian="italic" style:font-style-complex="italic"/>
    </style:style>
    <style:style style:name="T31" style:family="text">
      <style:text-properties fo:font-style="italic" officeooo:rsid="00276c97" style:font-style-asian="italic" style:font-style-complex="italic"/>
    </style:style>
    <style:style style:name="T32" style:family="text">
      <style:text-properties fo:font-style="italic" officeooo:rsid="0027af53" style:font-style-asian="italic" style:font-style-complex="italic"/>
    </style:style>
    <style:style style:name="T33" style:family="text">
      <style:text-properties fo:font-style="italic" officeooo:rsid="00293bd7" style:font-style-asian="italic" style:font-style-complex="italic"/>
    </style:style>
    <style:style style:name="T34" style:family="text">
      <style:text-properties fo:font-style="italic" style:text-underline-style="none" style:font-style-asian="italic" style:font-style-complex="italic"/>
    </style:style>
    <style:style style:name="T35" style:family="text">
      <style:text-properties fo:font-style="italic" style:text-underline-style="none" officeooo:rsid="00276c97" style:font-style-asian="italic" style:font-style-complex="italic"/>
    </style:style>
    <style:style style:name="T36" style:family="text">
      <style:text-properties fo:font-style="italic" style:text-underline-style="none" officeooo:rsid="001ddea7" style:font-style-asian="italic" style:font-style-complex="italic"/>
    </style:style>
    <style:style style:name="T37" style:family="text">
      <style:text-properties officeooo:rsid="001c48ea"/>
    </style:style>
    <style:style style:name="T38" style:family="text">
      <style:text-properties officeooo:rsid="001f6a22"/>
    </style:style>
    <style:style style:name="T39" style:family="text">
      <style:text-properties officeooo:rsid="00230943"/>
    </style:style>
    <style:style style:name="T40" style:family="text">
      <style:text-properties officeooo:rsid="0024fb2a"/>
    </style:style>
    <style:style style:name="T41" style:family="text">
      <style:text-properties officeooo:rsid="0025a84d"/>
    </style:style>
    <style:style style:name="T42" style:family="text">
      <style:text-properties officeooo:rsid="00293b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8"/>
      <text:p text:style-name="P38"/>
      <text:p text:style-name="P38">Sistema eragileak<text:line-break/>Kernel baten simulatzea</text:p>
      <text:p text:style-name="P12">1. Sistemaren arkitektura</text:p>
      <text:p text:style-name="P12">2. Planifikazioa</text:p>
      <text:p text:style-name="P13"/>
      <text:p text:style-name="P13"/>
      <text:p text:style-name="P13"/>
      <text:p text:style-name="P13"/>
      <text:p text:style-name="P13"/>
      <text:p text:style-name="P13"/>
      <text:p text:style-name="P13"/>
      <text:p text:style-name="P13"/>
      <text:p text:style-name="P13"/>
      <text:p text:style-name="P13"/>
      <text:p text:style-name="P37">Josu Loidi Astiazaran</text:p>
      <text:p text:style-name="P37">2020/11/14</text:p>
      <text:table-of-content text:style-name="Sect1" text:protected="true" text:name="Aurkibidea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Aurkibidea1_Head">
            <text:p text:style-name="P3">Aurkibidea</text:p>
          </text:index-title>
          <text:p text:style-name="P1"><text:a xlink:type="simple" xlink:href="#__RefHeading___Toc109_1230502448" text:style-name="Index_20_Link" text:visited-style-name="Index_20_Link">Sarrera<text:tab/>3</text:a></text:p>
          <text:p text:style-name="P1"><text:a xlink:type="simple" xlink:href="#__RefHeading___Toc111_1230502448" text:style-name="Index_20_Link" text:visited-style-name="Index_20_Link">Sistemaren egitura<text:tab/>4</text:a></text:p>
          <text:p text:style-name="P1"><text:a xlink:type="simple" xlink:href="#__RefHeading___Toc113_1230502448" text:style-name="Index_20_Link" text:visited-style-name="Index_20_Link">Sistemaren diseinua<text:tab/>5</text:a></text:p>
          <text:p text:style-name="P2"><text:a xlink:type="simple" xlink:href="#__RefHeading___Toc115_1230502448" text:style-name="Index_20_Link" text:visited-style-name="Index_20_Link">Sistemaren oinarrizko funtzionamendua<text:tab/>5</text:a></text:p>
          <text:p text:style-name="P2"><text:a xlink:type="simple" xlink:href="#__RefHeading___Toc117_1230502448" text:style-name="Index_20_Link" text:visited-style-name="Index_20_Link">Planifikazio politika<text:tab/>5</text:a></text:p>
          <text:p text:style-name="P2"><text:a xlink:type="simple" xlink:href="#__RefHeading___Toc119_1230502448" text:style-name="Index_20_Link" text:visited-style-name="Index_20_Link">Planifikazioaren inplementazioa<text:tab/>6</text:a></text:p>
        </text:index-body>
      </text:table-of-content>
      <text:h text:style-name="P7" text:outline-level="2"/>
      <text:h text:style-name="P4" text:outline-level="2"><text:bookmark-start text:name="__RefHeading___Toc109_1230502448"/>Sarrera<text:bookmark-end text:name="__RefHeading___Toc109_1230502448"/></text:h>
      <text:p text:style-name="P14">Kernela sistema eragilearentzat behar-beharrezkoa den software bat da. Programei ordenagailuaren edo bestelako gailu informatikoen <text:span text:style-name="T21">hardware</text:span>ra sarrera segurua ematea da bere arduretako bat, hau da, baliabideen eta prozesuen kudeaketaren arduraduna da.</text:p>
      <text:p text:style-name="P16"><text:span text:style-name="T1">Beraz, praktika honetan kernel bat simulatuko dugu. C programazio lengoaia erabiliko dugu horretarako, behe mailako programazio lengoaia baita, eta gure ezagutz</text:span><text:span text:style-name="T42">a</text:span><text:span text:style-name="T1"> handitzeko </text:span><text:span text:style-name="T42">aukera ona</text:span><text:span text:style-name="T1"> izan daiteke.</text:span></text:p>
      <text:p text:style-name="P16"><text:span text:style-name="T1">Praktika hainbat ataletan dago banatuta, </text:span><text:span text:style-name="T42">baina</text:span><text:span text:style-name="T1"> txosten honetan lehen bi zatiak soilik azaltzen dira. Lehenik, </text:span><text:span text:style-name="T37">sistemaren</text:span><text:span text:style-name="T1"> </text:span><text:span text:style-name="T37">egitura definitu behar da, beharrezkoak izango zaizkigun datu egitura eta </text:span><text:span text:style-name="T22">thread</text:span><text:span text:style-name="T3">ak eraiki eta inplementatu</text:span><text:span text:style-name="T14">z</text:span><text:span text:style-name="T3">. Ondoren, oinarrizko funtzionamendua eginda dagoenean, prozesuen planifikazioa erabaki eta inplementatuko da, sortutako prozesuak dagozkien hardware harietan noiz eta nola exekutatu daitezken erabakiz.</text:span></text:p>
      <text:p text:style-name="P25"><text:span text:style-name="T2">Hala ere, txosten honetan ez dira bi zatiak asko desberdinduko, eta sistema guztiaren diseinua eta inplementazioa batera azalduko dira.</text:span></text:p>
      <text:h text:style-name="P6" text:outline-level="2"><text:bookmark-start text:name="__RefHeading___Toc111_1230502448"/>Sistemaren egitura<text:bookmark-end text:name="__RefHeading___Toc111_1230502448"/></text:h>
      <text:p text:style-name="P17"><text:span text:style-name="T37">Simulazio honen sistemak funtzionatu dezan 5 atal nagusi sortu dira: </text:span><text:span text:style-name="T22">clock, timer, proce</text:span><text:span text:style-name="T23">s</text:span><text:span text:style-name="T22">s generator, scheduler </text:span><text:span text:style-name="T3">eta </text:span><text:span text:style-name="T22">kernel</text:span><text:span text:style-name="T3">. Atal horietako bakoitzak honako funtzioa betetzen du sisteman:</text:span></text:p>
      <text:list xml:id="list2107098172" text:style-name="L1">
        <text:list-item>
          <text:p text:style-name="P26">Kernel<text:span text:style-name="T2">: simulazioaren </text:span>main <text:span text:style-name="T2">programa. Bertan hasten da exekuzioa eta honek prestatzen du sistema guztia martxan jarri dadin (aldagaiak esleitu, </text:span>thread<text:span text:style-name="T2">ak sortu...).</text:span></text:p>
        </text:list-item>
        <text:list-item>
          <text:p text:style-name="P26">Clock<text:span text:style-name="T2">: sistemaren erlojua. Sistemak funtzionatu dezan beharrezkoa da denbora kontrolatzea, eta horixe egiten du prozesu honek.</text:span></text:p>
        </text:list-item>
        <text:list-item>
          <text:p text:style-name="P26">Timer<text:span text:style-name="T2">: </text:span><text:span text:style-name="T4">sistemako seinaleak sortzeaz arduratzen da. Gure kasuan, erlojuak denbora tarte definitu bat pasatzen duenean seinalea egingo dio dagokion prozesuari.</text:span></text:p>
        </text:list-item>
        <text:list-item>
          <text:p text:style-name="P18"><text:span text:style-name="T23">Process generator</text:span><text:span text:style-name="T4">: esan moduan, kernelak prozesuak kudeatzen ditu, eta hortaz, prozesu horiek simulatzeko sortu egin behar dira. Horixe egiten du honek, prozesuak sortu maiztasun baten arabera.</text:span></text:p>
        </text:list-item>
        <text:list-item>
          <text:p text:style-name="P18"><text:span text:style-name="T23">Scheduler</text:span><text:span text:style-name="T4">: aipatutako prozesuen kudeaketarako (noiz exekutatu, non, nola...) beharrezkoa izango da </text:span><text:span text:style-name="T23">scheduler</text:span><text:span text:style-name="T33">r</text:span><text:span text:style-name="T4">a, honek egingo baititu beharrezkoa diren esleipen eta testuinguru aldaketak.</text:span></text:p>
        </text:list-item>
      </text:list>
      <text:p text:style-name="P29"><text:span text:style-name="T2">Bestalde, hainbat datu egitura definitu dira, oso beharrezkoak izango baitira informazioa guk nahi dugun moduan gorde eta kudeatzeko. Hemen aipatuko diren datu egitura guztiak C lengoaiak eskaintzen duen </text:span><text:span text:style-name="T21">struct </text:span><text:span text:style-name="T2">bidez sortuak izan dira.</text:span></text:p>
      <text:list xml:id="list3307919010" text:style-name="L2">
        <text:list-item>
          <text:p text:style-name="P27">CPU<text:span text:style-name="T2">: Sistemak izango duen CPU edo prozesagailua adierazten du. Bertan, honen IDa eta izango dituen </text:span>core<text:span text:style-name="T2">ak gordetzen dira.</text:span></text:p>
        </text:list-item>
        <text:list-item>
          <text:p text:style-name="P27">Core<text:span text:style-name="T2">: CPU bakoitzak dituen </text:span>core<text:span text:style-name="T2">ak adierazteko datu egitura. Kasu honetan, </text:span><text:span text:style-name="T15">IDa izateaz gain, coreak izango duen prozesuen ilara ere gordetzen da. Horretaz gain, coreak izango duen hardware haria adierazteko ere erabiliko da.</text:span></text:p>
        </text:list-item>
        <text:list-item>
          <text:p text:style-name="P27"><text:span text:style-name="T19">Hardware haria</text:span><text:span text:style-name="T15">: aurrerago aipatuko da, baina gure sisteman core bakoitzak bere harware hari bakarra izango du, eta hori adierazteko sortu da honako datu egitura. Egitura honetan, IDa gordetzeaz gain, hariak exekuzioan izango duen prozesuaren helbidea gordeko du.</text:span></text:p>
        </text:list-item>
        <text:list-item>
          <text:p text:style-name="P27"><text:span text:style-name="T19">PCB</text:span><text:span text:style-name="T15">: prozesuak adierazteko datu egitura. Prozesu bat sortzen denean informazio asko gorde behar da berez, duen kodeaz gain. Hala ere, gure kasuan, prozesu zenbakia, </text:span><text:span text:style-name="T20">quantum</text:span><text:span text:style-name="T16">a, prozesuaren egoera, exekuzioan pasatako denbora eta amaitzeko ziklo kopurua soilik gordeko dira, simulazio bat baita.</text:span></text:p>
        </text:list-item>
        <text:list-item>
          <text:p text:style-name="P27"><text:span text:style-name="T19">Process queue</text:span><text:span text:style-name="T15"> (</text:span><text:span text:style-name="T19">Node_pcb</text:span><text:span text:style-name="T15">): </text:span><text:span text:style-name="T19">processGenerator</text:span><text:span text:style-name="T15">-ek sortzen dituen prozesuak gordetzeko ilara bat behar da, eta kasu honetan, </text:span><text:span text:style-name="T19">linked list</text:span><text:span text:style-name="T15"> deitzen diren ilarak erabili dira. Ilarako elementu bakoitzak </text:span><text:span text:style-name="T19">PCB</text:span><text:span text:style-name="T15">a eta hurrengo ilarako elementua gordetzen ditu.</text:span></text:p>
        </text:list-item>
        <text:list-item>
          <text:p text:style-name="P28"><text:span text:style-name="T15">Parametroak: simulazioa exekutatzerako garaian parametro batzuk sartu behar dira, eta hauek gordetzeko erabiltzen da datu egitura hau. Tartean daude, timer-aren maiztasuna, prozesuak sortzeko maiztasuna, CPU kopurua eta core kopurua.</text:span></text:p>
        </text:list-item>
      </text:list>
      <text:p text:style-name="P24"><text:span text:style-name="T16">Hala ere, aipatu behar da sistema fitxategi desberdinez osatuta egon arren, beharrezkoa dela datu egitura hauek dituzten aldagaiak elkarbanatzea. Horregatik, datu egitura hauek eta aldagai asko </text:span><text:span text:style-name="T36">globals.h </text:span><text:span text:style-name="T16">fitxategian daude definituta, eta beste fitxategi guztiek hau </text:span><text:span text:style-name="T36">inportatzen </text:span><text:span text:style-name="T16">dutenez, erabilgai </text:span><text:soft-page-break/><text:span text:style-name="T16">daude toki guztietan. Hala ere, aldagai </text:span><text:span text:style-name="T36">bera </text:span><text:span text:style-name="T16">erabili nahi bada, </text:span><text:span text:style-name="T36">extern</text:span><text:span text:style-name="T16"> aurrizkia jarri behar zaio aldagaiari definizioan, jakin dezaten beste fitxategiek kanpoko aldagai bat izango dela.</text:span></text:p>
      <text:h text:style-name="P8" text:outline-level="2"><text:bookmark-start text:name="__RefHeading___Toc113_1230502448"/>Sistemaren diseinua<text:bookmark-end text:name="__RefHeading___Toc113_1230502448"/></text:h>
      <text:p text:style-name="P30">Sistema honek zein egitura duen gutxi gorabehera azaldu ondoren, praktika burutzeko erabili diren politika eta inplementazioak azalduko ditugu. Esan bezala, bi zati hauen helburua prozesuak <text:s/>kudeatzen dituen kernel baten simulazioa egitea da, <text:span text:style-name="T38">eta hori burutzeko hainbat modu desberdin daude. Horregatik, beharrezkoa da sistema guztiak nola funtzionatzen duen eta zein politika erabili diren ondo azaltzea.</text:span></text:p>
      <text:h text:style-name="P9" text:outline-level="3"><text:bookmark-start text:name="__RefHeading___Toc115_1230502448"/>Sistemaren oinarrizko funtzionamendua<text:bookmark-end text:name="__RefHeading___Toc115_1230502448"/></text:h>
      <text:p text:style-name="P19"><text:span text:style-name="T38">Sistema martxan jartzeaz </text:span><text:span text:style-name="T24">kernel.c</text:span><text:span text:style-name="T5"> fitxategiko prozesua arduratzen da, hau izango da prozesu nagusia. Hasteko, sartutako parametroak gordetzen ditu eta CPU datu egitura osatzen du. Ondoren, aipatutako modulu bakoitzarentzako (</text:span><text:span text:style-name="T24">clock, timer, process generator </text:span><text:span text:style-name="T5">eta</text:span><text:span text:style-name="T24"> scheduler</text:span><text:span text:style-name="T5">) hari bat sortzen da </text:span><text:span text:style-name="T24">pthread</text:span><text:span text:style-name="T5"> liburutegia erabiliz, eta hari horiek jarraituko dute exekuzioa etengabe, ez baita aurreikusten programa inoiz amaitzea.</text:span></text:p>
      <text:p text:style-name="P15"><text:span text:style-name="T24">Clock</text:span><text:span text:style-name="T5">.c fitxategian erlojuaren kontrola eramaten da.</text:span> <text:span text:style-name="T24">Mutex</text:span><text:span text:style-name="T5"> motako blokeatzailea erabilita, sekzio kritiko batean dagoen aldagaia babesten da. Aldagai horrek programa osoaren denbora kontatzen du, erlojuaren ziklo bakoitzeko balioa handituz. Gainera, exekuzioan dagoen prozesu (PCB) bakoitzaren denbora ere kudeatzen du, </text:span><text:span text:style-name="T6">horretarako erabili den aldagai baten balioa aldatuz.</text:span></text:p>
      <text:p text:style-name="P20"><text:span text:style-name="T6">Bestetik, </text:span><text:span text:style-name="T25">timer.c </text:span><text:span text:style-name="T6">fitxategia dago. Fitxategi honetan </text:span><text:span text:style-name="T25">clock</text:span><text:span text:style-name="T6">ak eguneratzen duen aldagaia irakurtzen da etengabe, eta maiztasun finko bat igaro ondoren, seinale bat bidaltzen dio </text:span><text:span text:style-name="T25">scheduler</text:span><text:span text:style-name="T6">ari, honek bere lanarekin jarraitu dezan. Maiztasuna pasa denean, denbora kontrolatzen duen aldagaia babesteko, </text:span><text:span text:style-name="T25">mutex</text:span><text:span text:style-name="T6"> motako blokeatzailea erabiltzen da hemen ere, </text:span><text:span text:style-name="T25">clock</text:span><text:span text:style-name="T6">ean erabiltzen den aldagai bera; horrela, ez da errorerik gertatuko aldagaiaren idazketan. Honetaz gain, </text:span><text:span text:style-name="T25">timer </text:span><text:span text:style-name="T6">eta </text:span><text:span text:style-name="T25">scheduler</text:span><text:span text:style-name="T6"> prozesuak sinkronizatuta daude, izan ere, semaforo bat erabiltzen da bi hauen arteko komunikaziorako. Maiztasuna igaro denean, </text:span><text:span text:style-name="T25">sem_post </text:span><text:span text:style-name="T6">eginez, </text:span><text:span text:style-name="T25">scheduler</text:span><text:span text:style-name="T6">-a geldi egotetik martxan jartzera pasatzen da, eta bere lana amaitzen duenean berriz gelditzen da </text:span><text:span text:style-name="T25">timer</text:span><text:span text:style-name="T6">aren hurrengo seinalea jaso arte.</text:span></text:p>
      <text:p text:style-name="P31"><text:span text:style-name="T2">Prozesuak sortzeko </text:span><text:span text:style-name="T21">processGenerator.c</text:span><text:span text:style-name="T2"> fitxategiko prozesua erabiltzen da. Kasu honetan, parametro moduan pasatako zenbaki bat hartzen da maximo moduan, eta maximo horren azpitik dagoen ausazko segundo kopurua hartuz, </text:span><text:span text:style-name="T21">pcb</text:span><text:span text:style-name="T2"> egiturako prozesu bat sortzen da. Ondoren, lehen aipatu bezala, prozesu hori ilara batean sartzen da aurretik sortu diren beste prozesu guztiekin batera.</text:span></text:p>
      <text:p text:style-name="P20"><text:span text:style-name="T6">Amaitzeko, </text:span><text:span text:style-name="T25">scheduler.c</text:span><text:span text:style-name="T6"> fitxategian aurkitu </text:span><text:span text:style-name="T7">ditzakegu</text:span><text:span text:style-name="T6"> prozesurik konplexuena</text:span><text:span text:style-name="T7">k</text:span><text:span text:style-name="T6">. Bertan, </text:span><text:span text:style-name="T7">hasteko, egongo den </text:span><text:span text:style-name="T26">core </text:span><text:span text:style-name="T7">bakoitzarentzako </text:span><text:span text:style-name="T26">thread </text:span><text:span text:style-name="T7">edo hari bat sortzen da, eta honek izango duen prozesuen ilara ere definitzen da. Ondoren, </text:span><text:span text:style-name="T26">timer</text:span><text:span text:style-name="T7">aren seinalea jasotzen den bakoitzean prozesuen ilara orokorretik hari bakoitzari dagokion prozesua gehitzen zaio ilaran, orain aipatuko den politikaren arabera.</text:span></text:p>
      <text:h text:style-name="P10" text:outline-level="3"><text:bookmark-start text:name="__RefHeading___Toc117_1230502448"/>Planifikazio politika<text:bookmark-end text:name="__RefHeading___Toc117_1230502448"/></text:h>
      <text:p text:style-name="P32">Planifikazioa gauzatzeko modu desberdin asko daude, oraindik eta gehiago sistema osoa<text:span text:style-name="T39">ren inplementazioa</text:span> librea denean. <text:span text:style-name="T39">Hala ere, honakoa da planifikazioa egiteko egin diren erabakiak eta baldintzak.</text:span></text:p>
      <text:p text:style-name="P22"><text:soft-page-break/><text:span text:style-name="T40">Prozesuei dagokienez, erabaki da prozesu bakoitzak </text:span><text:span text:style-name="T28">quantum </text:span><text:span text:style-name="T9">denbora propioa izatea, eta amaitzeko ziklo kopuru jakin bat beharko dituela. Gainera, beharrezkoa izango da prozesu bakoitza zein egoeratan dagoen adieraztea, horregatik, prozesu bakoitzak uneko egoera definituko duen aldagai bat izango du.</text:span></text:p>
      <text:p text:style-name="P23"><text:span text:style-name="T40">Planifikatzaileari dagokionez</text:span><text:span text:style-name="T39">, </text:span><text:span text:style-name="T41">esan daiteke </text:span><text:span text:style-name="T39">sistemak </text:span><text:span text:style-name="T41">ARM arkitektura duela,</text:span><text:span text:style-name="T39"> ez duela</text:span><text:span text:style-name="T41">ko</text:span><text:span text:style-name="T39"> </text:span><text:span text:style-name="T30">hyper-threading</text:span><text:span text:style-name="T40">a</text:span><text:span text:style-name="T39"> onartuko, hau da, ez duela</text:span><text:span text:style-name="T41">ko</text:span><text:span text:style-name="T39"> </text:span><text:span text:style-name="T30">core </text:span><text:span text:style-name="T11">bakoitzak hardware hari bat baino gehiago izatea onartuko prozesuak paraleloan exekutatzeko. Erabaki hau batez ere inplementazio arazoengatik hartu da, ez baita lortu modu orekatu eta eraginkor batean hari bat baino gehiago erabiltzea. Hala ere, proiektuaren bertsio berriagoetan aurreikusten da arazo hau konpontzea eta </text:span><text:span text:style-name="T30">hyper-threading</text:span><text:span text:style-name="T9">a</text:span><text:span text:style-name="T11"> onartzea sistemak.</text:span></text:p>
      <text:p text:style-name="P33"><text:span text:style-name="T2">Bestalde, erabaki d</text:span><text:span text:style-name="T8">a </text:span><text:span text:style-name="T27">core </text:span><text:span text:style-name="T8">bakoitzak prozesuak gordetzeko ilara </text:span><text:span text:style-name="T10">bat</text:span><text:span text:style-name="T8"> izatea, </text:span><text:span text:style-name="T27">core</text:span><text:span text:style-name="T8"> horretan exekutatuko diren prozesu guztiak gordetzen dituena. Hardware hari bakarra egongo denez </text:span><text:span text:style-name="T27">core </text:span><text:span text:style-name="T8">bakoitzeko, ilarako elementu edo prozesu guztiak </text:span><text:span text:style-name="T27">core </text:span><text:span text:style-name="T8">horretako hariak exekutatu beharko ditu. </text:span><text:span text:style-name="T10">Gainera, </text:span><text:span text:style-name="T29">core</text:span><text:span text:style-name="T10"> bateko ilaran sartu den prozesua ez da inoiz beste </text:span><text:span text:style-name="T29">core </text:span><text:span text:style-name="T10">baten ilarara pasako, beraz, bertan exekutatu beharko da amaitzen den arte.</text:span></text:p>
      <text:p text:style-name="P21"><text:span text:style-name="T8">Prozesuen esleipenari dagokionez,</text:span><text:span text:style-name="T9"> honako politika hau erabiltzea erabaki da. </text:span><text:span text:style-name="T28">Timer</text:span><text:span text:style-name="T29">r</text:span><text:span text:style-name="T9">ak seinalea bidaltzen duenean, ilara orokorreko prozesuak banan banan esleituko dira </text:span><text:span text:style-name="T28">core</text:span><text:span text:style-name="T9">etako ilaretan, lehenengotik azken </text:span><text:span text:style-name="T28">core</text:span><text:span text:style-name="T9">raino ordenan; horrela, prozesu guztiak esleitu arte. Ilarako prozesu guztiak amaitzean, ordea, ilara ezabatu egiten da, orain prozesuen objektuak (pcb-ak) </text:span><text:span text:style-name="T28">core</text:span><text:span text:style-name="T9">etako ilaretan baitaude. </text:span><text:span text:style-name="T10">Esan dezakegu </text:span><text:span text:style-name="T29">FIFO</text:span><text:span text:style-name="T10"> politika erabiltzen dela esleipen honetan.</text:span></text:p>
      <text:p text:style-name="P34"><text:span text:style-name="T2">Prozesu bakoitzaren exekuzioa ilarako ordenan egingo da, hau da, ilarako lehen elementua (prozesua) hartuko da eta exekuziora “bidaliko” da. Ondoren, </text:span><text:span text:style-name="T21">quantum</text:span><text:span text:style-name="T2">a pasatzen denean, prozesua exekuziotik aterako da eta erabakiko da amaitua izan den ala ez. Prozesu hori amaitua izan ez bada, esan nahi du berriz exekutatu beharra dagoela, beraz, </text:span><text:span text:style-name="T21">core</text:span><text:span text:style-name="T2"> bereko ilaran sartuko da berriz, baina, azken posizioan.</text:span></text:p>
      <text:h text:style-name="P11" text:outline-level="3"><text:bookmark-start text:name="__RefHeading___Toc119_1230502448"/>Planifikazioaren inplementazioa<text:bookmark-end text:name="__RefHeading___Toc119_1230502448"/></text:h>
      <text:p text:style-name="P35">Erabakitako politika hau inplementatu beharra izan da, azken finean hau baita praktikaren helburua, eta horretarako erabili diren algoritmo eta moduak azalduko ditugu orokorrean.</text:p>
      <text:p text:style-name="P23"><text:span text:style-name="T41">Hasieran aipatu da baina esan beharra dago prozesuen ilara guztiak </text:span><text:span text:style-name="T29">linked list</text:span><text:span text:style-name="T10"> erabiliz inplementatu direla. Inplementazio honekin indizeez ahaztu gaitezke eta elementuen posizio aldaketak askoz ere azkarrago eta eraginkorrago egin ditzakegu. Beraz, bai prozesuak gordetzeko ilara orokorrak eta baita </text:span><text:span text:style-name="T29">core</text:span><text:span text:style-name="T10">etan dauzkagun ilarak </text:span><text:span text:style-name="T29">linked list</text:span><text:span text:style-name="T10">ak dira.</text:span></text:p>
      <text:p text:style-name="P35"><text:span text:style-name="T2">Planifikazioaren lehen zatia </text:span><text:span text:style-name="T21">core</text:span><text:span text:style-name="T2">etako ilaretan prozesuak esleitzean datza, eta esan bezala, banan banan esleitzen dira prozesuak </text:span><text:span text:style-name="T21">core</text:span><text:span text:style-name="T2">ak dauden ordenean. Horretarako, </text:span><text:span text:style-name="T12">prozesu bakoitzeko nodo berri bat sortu da (prozesu bat izango duena) eta nodo berri hori esleitu zaio </text:span><text:span text:style-name="T31">core</text:span><text:span text:style-name="T12">ko ilaran azken posizioan. </text:span><text:span text:style-name="T31">Core</text:span><text:span text:style-name="T12">aren ilararen atzipena hardware hariak ere egiten du, beraz, </text:span><text:span text:style-name="T35">mutex </text:span><text:span text:style-name="T17">bat jarri da </text:span><text:span text:style-name="T35">core </text:span><text:span text:style-name="T17">bakoitzeko komunikazioan arazorik egon ez dadin.</text:span></text:p>
      <text:p text:style-name="P36"><text:span text:style-name="T15">Bestetik, </text:span><text:span text:style-name="T34">scheduler</text:span><text:span text:style-name="T15"> prozesuak </text:span><text:span text:style-name="T34">core </text:span><text:span text:style-name="T15">bakoitzeko </text:span><text:span text:style-name="T34">thread</text:span><text:span text:style-name="T15"> bat sortuko du, eta honi dagokion zenbakia, ilara eta </text:span><text:span text:style-name="T34">mutex</text:span><text:span text:style-name="T15"> aldagaia pasako dizkio.</text:span></text:p>
      <text:p text:style-name="P36"><text:span text:style-name="T2">Amaitzeko, honakoa da hardware hari bateko inplementazioa. Hariaren exekuzioa simulatu egin da, hau da, ez da benetan beste </text:span><text:span text:style-name="T21">thread</text:span><text:span text:style-name="T2"> bat sortu exekuzioa egin dadin, baizik eta </text:span><text:span text:style-name="T21">core</text:span><text:span text:style-name="T2">aren </text:span><text:span text:style-name="T21">thread</text:span><text:span text:style-name="T2"> </text:span><text:soft-page-break/><text:span text:style-name="T2">horretan bertan </text:span><text:span text:style-name="T13">begizta mugagabe bat egin da momentu oro hariaren prozesua begiratzen duena (libre edo okupatuta dagoen). Ondoren, horren arabera, prozesu berri bat esleituko zaio exekutatzeko (ilaran dagoen lehenengoa, baldin badago), edo bestela, exekuzioko prozesuak igaro duen denbora </text:span><text:span text:style-name="T32">quantum</text:span><text:span text:style-name="T13">arekin konparatuko da eta behar baldin bada exekuziotik aterako da haria libre utziz. Prozesuak </text:span><text:span text:style-name="T32">quantum</text:span><text:span text:style-name="T13">a igaro badu baina ez bada amaitu, ilarako azken posizioan kokatuko da eta ilararen lehenengo elementua hurrengo prozesua izango 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15:24:00.561657658</meta:creation-date>
    <meta:generator>LibreOffice/6.4.6.2$Linux_X86_64 LibreOffice_project/40$Build-2</meta:generator>
    <dc:date>2020-11-14T17:50:39.970570048</dc:date>
    <meta:editing-duration>PT12M38S</meta:editing-duration>
    <meta:editing-cycles>2</meta:editing-cycles>
    <meta:document-statistic meta:table-count="0" meta:image-count="0" meta:object-count="0" meta:page-count="7" meta:paragraph-count="53" meta:word-count="1496" meta:character-count="11351" meta:non-whitespace-character-count="9918"/>
  </office:meta>
</office:document-meta>
</file>